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11.192cm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4327c16"/>
    </style:style>
    <style:style style:name="P20" style:family="paragraph" style:parent-style-name="Table_20_Contents">
      <style:text-properties officeooo:paragraph-rsid="03c5f6b7"/>
    </style:style>
    <style:style style:name="P21" style:family="paragraph" style:parent-style-name="Table_20_Contents">
      <style:text-properties officeooo:paragraph-rsid="032539cf"/>
    </style:style>
    <style:style style:name="P22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3" style:family="paragraph" style:parent-style-name="Table_20_Contents">
      <style:text-properties officeooo:paragraph-rsid="042fb7bf"/>
    </style:style>
    <style:style style:name="P24" style:family="paragraph" style:parent-style-name="Table_20_Contents">
      <style:text-properties officeooo:paragraph-rsid="03e79e7a"/>
    </style:style>
    <style:style style:name="P25" style:family="paragraph" style:parent-style-name="Table_20_Contents">
      <style:text-properties officeooo:paragraph-rsid="03d70fa4"/>
    </style:style>
    <style:style style:name="P26" style:family="paragraph" style:parent-style-name="Table_20_Contents">
      <style:text-properties officeooo:paragraph-rsid="03db71d6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2b776"/>
    </style:style>
    <style:style style:name="P32" style:family="paragraph" style:parent-style-name="Table_20_Contents">
      <style:text-properties officeooo:paragraph-rsid="0378741f"/>
    </style:style>
    <style:style style:name="P33" style:family="paragraph" style:parent-style-name="Table_20_Contents">
      <style:text-properties officeooo:paragraph-rsid="03d81c7c"/>
    </style:style>
    <style:style style:name="P34" style:family="paragraph" style:parent-style-name="Table_20_Contents">
      <style:text-properties officeooo:paragraph-rsid="03a5c11a"/>
    </style:style>
    <style:style style:name="P35" style:family="paragraph" style:parent-style-name="Preformatted_20_Text">
      <style:text-properties officeooo:paragraph-rsid="03d81c7c"/>
    </style:style>
    <style:style style:name="P36" style:family="paragraph" style:parent-style-name="Preformatted_20_Text">
      <style:text-properties officeooo:paragraph-rsid="03ab86af"/>
    </style:style>
    <style:style style:name="P37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officeooo:paragraph-rsid="03a3caeb"/>
    </style:style>
    <style:style style:name="P39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8d092b"/>
    </style:style>
    <style:style style:name="P42" style:family="paragraph" style:parent-style-name="Table_20_Contents">
      <style:text-properties officeooo:paragraph-rsid="038a25fe"/>
    </style:style>
    <style:style style:name="P43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6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2" style:family="paragraph" style:parent-style-name="Table_20_Contents">
      <style:text-properties officeooo:paragraph-rsid="0108f4cf"/>
    </style:style>
    <style:style style:name="P53" style:family="paragraph" style:parent-style-name="Table_20_Contents">
      <style:text-properties officeooo:paragraph-rsid="0294e861"/>
    </style:style>
    <style:style style:name="P54" style:family="paragraph" style:parent-style-name="Table_20_Contents">
      <style:text-properties officeooo:paragraph-rsid="02b867ce"/>
    </style:style>
    <style:style style:name="P55" style:family="paragraph" style:parent-style-name="Table_20_Contents">
      <style:text-properties officeooo:paragraph-rsid="010e8474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1" style:family="paragraph" style:parent-style-name="Table_20_Contents">
      <style:text-properties officeooo:paragraph-rsid="015fc100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3" style:family="paragraph" style:parent-style-name="Table_20_Contents">
      <style:text-properties officeooo:paragraph-rsid="02ae0b54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3" style:family="paragraph" style:parent-style-name="Table_20_Contents">
      <style:text-properties officeooo:paragraph-rsid="03dddf35"/>
    </style:style>
    <style:style style:name="P74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3efe0f5"/>
    </style:style>
    <style:style style:name="P7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Table_20_Contents">
      <style:text-properties officeooo:paragraph-rsid="0390111d"/>
    </style:style>
    <style:style style:name="P79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1" style:family="paragraph" style:parent-style-name="Table_20_Contents">
      <style:text-properties officeooo:paragraph-rsid="03427071"/>
    </style:style>
    <style:style style:name="P82" style:family="paragraph" style:parent-style-name="Table_20_Contents">
      <style:text-properties officeooo:paragraph-rsid="034a5fa0"/>
    </style:style>
    <style:style style:name="P83" style:family="paragraph" style:parent-style-name="Table_20_Contents">
      <style:text-properties officeooo:paragraph-rsid="0391a834"/>
    </style:style>
    <style:style style:name="P84" style:family="paragraph" style:parent-style-name="Table_20_Contents">
      <style:text-properties officeooo:paragraph-rsid="03017dbe"/>
    </style:style>
    <style:style style:name="P85" style:family="paragraph" style:parent-style-name="Table_20_Contents">
      <style:text-properties officeooo:paragraph-rsid="03ba19bb"/>
    </style:style>
    <style:style style:name="P86" style:family="paragraph" style:parent-style-name="Table_20_Contents">
      <style:text-properties officeooo:paragraph-rsid="031c8ae5"/>
    </style:style>
    <style:style style:name="P87" style:family="paragraph" style:parent-style-name="Table_20_Contents">
      <style:text-properties officeooo:paragraph-rsid="030c3545"/>
    </style:style>
    <style:style style:name="P8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2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3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4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5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6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0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3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5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3b12e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officeooo:rsid="03959f64" style:font-name-complex="Courier New"/>
    </style:style>
    <style:style style:name="T127" style:family="text">
      <style:text-properties fo:color="#000000" loext:opacity="100%" style:font-name="Courier New" officeooo:rsid="03b8181e" style:font-name-complex="Courier New"/>
    </style:style>
    <style:style style:name="T128" style:family="text">
      <style:text-properties fo:color="#000000" loext:opacity="100%" style:font-name="Courier New" officeooo:rsid="03d81c7c" style:font-name-complex="Courier New"/>
    </style:style>
    <style:style style:name="T129" style:family="text">
      <style:text-properties fo:color="#000000" loext:opacity="100%" style:font-name="Courier New" officeooo:rsid="03bb832f" style:font-name-complex="Courier New"/>
    </style:style>
    <style:style style:name="T130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277dedb"/>
    </style:style>
    <style:style style:name="T13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officeooo:rsid="023d069c"/>
    </style:style>
    <style:style style:name="T140" style:family="text">
      <style:text-properties officeooo:rsid="021570c6"/>
    </style:style>
    <style:style style:name="T141" style:family="text">
      <style:text-properties officeooo:rsid="02984091"/>
    </style:style>
    <style:style style:name="T142" style:family="text">
      <style:text-properties officeooo:rsid="0298730b"/>
    </style:style>
    <style:style style:name="T14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4" style:family="text">
      <style:text-properties fo:font-style="normal" officeooo:rsid="023ec219" style:font-style-asian="normal" style:font-style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officeooo:rsid="0213f657"/>
    </style:style>
    <style:style style:name="T147" style:family="text">
      <style:text-properties fo:color="#000000" loext:opacity="100%" style:font-name="Courier New" style:font-name-complex="Courier New"/>
    </style:style>
    <style:style style:name="T14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9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officeooo:rsid="0391a834"/>
    </style:style>
    <style:style style:name="T210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officeooo:rsid="04144748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25c48" style:font-style-asian="italic" style:font-style-complex="italic"/>
    </style:style>
    <style:style style:name="T223" style:family="text">
      <style:text-properties fo:font-style="italic" officeooo:rsid="041182c7" style:font-style-asian="italic" style:font-style-complex="italic"/>
    </style:style>
    <style:style style:name="T224" style:family="text">
      <style:text-properties officeooo:rsid="04125c48"/>
    </style:style>
    <style:style style:name="T225" style:family="text">
      <style:text-properties officeooo:rsid="0424aa9b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4283cfb" style:font-weight-asian="bold" style:font-weight-complex="bold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0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1" style:family="text">
      <style:text-properties fo:language="zxx" fo:country="none" style:language-asian="zxx" style:country-asian="none" style:language-complex="zxx" style:country-complex="none"/>
    </style:style>
    <style:style style:name="T232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3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1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5">constant(value);</text:span></text:span></text:p>
            <text:p text:style-name="P19"><text:span text:style-name="Source_20_Text"><text:span text:style-name="T76">identity(value);</text:span></text:span></text:p>
            <text:p text:style-name="P19"><text:span text:style-name="Source_20_Text"><text:span text:style-name="T15">noop();</text:span></text:span></text:p>
            <text:p text:style-name="P19"><text:span text:style-name="Source_20_Text"><text:span text:style-name="T15">T();</text:span></text:span></text:p>
            <text:p text:style-name="P19"><text:span text:style-name="Source_20_Text"><text:span text:style-name="T77">F();</text:span></text:span></text:p>
          </table:table-cell>
          <table:table-cell table:style-name="Table1.B2" office:value-type="string">
            <text:p text:style-name="P19"><text:span text:style-name="Source_20_Text"><text:span text:style-name="T15">asyncConstant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Identity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Noop();</text:span></text:span></text:p>
            <text:p text:style-name="P19"><text:span text:style-name="Source_20_Text"><text:span text:style-name="T15">async</text:span></text:span><text:span text:style-name="Source_20_Text"><text:span text:style-name="T79">T</text:span></text:span><text:span text:style-name="Source_20_Text"><text:span text:style-name="T15">();</text:span></text:span></text:p>
            <text:p text:style-name="P19"><text:span text:style-name="Source_20_Text"><text:span text:style-name="T15">async</text:span></text:span><text:span text:style-name="Source_20_Text"><text:span text:style-name="T79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0"><text:span text:style-name="Source_20_Text"><text:span text:style-name="T8">BASE16; BASE</text:span></text:span><text:span text:style-name="Source_20_Text"><text:span text:style-name="T80">32; BASE36; BASE58; BASE62;</text:span></text:span></text:p>
            <text:p text:style-name="P21"><text:span text:style-name="Source_20_Text"><text:span text:style-name="T80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5">
          <table:table-cell table:style-name="Table1.A5" table:number-columns-spanned="2" office:value-type="string">
            <text:p text:style-name="P22"><text:span text:style-name="Source_20_Text"><text:span text:style-name="T81">toObject(v</text:span></text:span><text:span text:style-name="Source_20_Text"><text:span text:style-name="T82">alu</text:span></text:span><text:span text:style-name="Source_20_Text"><text:span text:style-name="T83">e</text:span></text:span><text:span text:style-name="Source_20_Text"><text:span text:style-name="T81">);</text:span></text:span></text:p>
            <text:p text:style-name="P21"><text:span text:style-name="Source_20_Text"><text:span text:style-name="T15">extend([deep,]target,source1[,s</text:span></text:span><text:span text:style-name="Source_20_Text"><text:span text:style-name="T84">ou</text:span></text:span><text:span text:style-name="Source_20_Text"><text:span text:style-name="T15">rc</text:span></text:span><text:span text:style-name="Source_20_Text"><text:span text:style-name="T84">e</text:span></text:span><text:span text:style-name="Source_20_Text"><text:span text:style-name="T15">N]);</text:span></text:span></text:p>
            <text:p text:style-name="P21"><text:span text:style-name="Source_20_Text"><text:span text:style-name="T15">deleteOwnProperty(</text:span></text:span><text:span text:style-name="Source_20_Text"><text:span text:style-name="T85">obj</text:span></text:span><text:span text:style-name="Source_20_Text"><text:span text:style-name="T15">,</text:span></text:span><text:span text:style-name="Source_20_Text"><text:span text:style-name="T85">prop</text:span></text:span><text:span text:style-name="Source_20_Text"><text:span text:style-name="T15">[,Throw=false]);</text:span></text:span></text:p>
            <text:p text:style-name="P21"><text:span text:style-name="Source_20_Text"><text:span text:style-name="T15">sizeIn(o</text:span></text:span><text:span text:style-name="Source_20_Text"><text:span text:style-name="T86">bje</text:span></text:span><text:span text:style-name="Source_20_Text"><text:span text:style-name="T87">ct</text:span></text:span><text:span text:style-name="Source_20_Text"><text:span text:style-name="T15">);</text:span></text:span></text:p>
            <text:p text:style-name="P21"><text:span text:style-name="Source_20_Text"><text:span text:style-name="T15">pick(object,keys);</text:span></text:span></text:p>
            <text:p text:style-name="P23"><text:span text:style-name="Source_20_Text"><text:span text:style-name="T88">omit</text:span></text:span><text:span text:style-name="Source_20_Text"><text:span text:style-name="T15">(object,keys);</text:span></text:span></text:p>
            <text:p text:style-name="P23"><text:span text:style-name="Source_20_Text"><text:span text:style-name="T15">assoc(object,key,value);</text:span></text:span></text:p>
            <text:p text:style-name="P24"><text:span text:style-name="Source_20_Text"><text:span text:style-name="T15">createPolyfillMethod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4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4">alu</text:span></text:span><text:span text:style-name="Source_20_Text"><text:span text:style-name="T95">e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randomBoolean</text:span></text:span><text:span text:style-name="Source_20_Text"><text:span text:style-name="T77">();</text:span></text:span></text:p>
            <text:p text:style-name="P25"><text:span text:style-name="Source_20_Text"><text:span text:style-name="T96">r</text:span></text:span><text:span text:style-name="Source_20_Text"><text:span text:style-name="T77">andomUUIDv7</text:span></text:span><text:span text:style-name="Source_20_Text"><text:span text:style-name="T97">();</text:span></text:span></text:p>
            <text:p text:style-name="P24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4"><text:span text:style-name="Source_20_Text"><text:span text:style-name="T8">nanoid([size=21[,alphabet="123456789ABCDEFGHJKLMNPQRSTUVWXYZabcdefghijkmnopqrstuvwxyz"]]);</text:span></text:span></text:p>
            <text:p text:style-name="P25"><text:span text:style-name="Source_20_Text"><text:span text:style-name="T15">getUrlVars([str=location.search]);</text:span></text:span></text:p>
            <text:p text:style-name="P25"><text:span text:style-name="Source_20_Text"><text:span text:style-name="T15">obj2string(object);</text:span></text:span></text:p>
            <text:p text:style-name="P25"><text:span text:style-name="Source_20_Text"><text:span text:style-name="T15"/></text:span></text:p>
            <text:p text:style-name="P26"><text:span text:style-name="Source_20_Text"><text:span text:style-name="T15">delay(mi</text:span></text:span><text:span text:style-name="Source_20_Text"><text:span text:style-name="T100">lis</text:span></text:span><text:span text:style-name="Source_20_Text"><text:span text:style-name="T15">e</text:span></text:span><text:span text:style-name="Source_20_Text"><text:span text:style-name="T100">c</text:span></text:span><text:span text:style-name="Source_20_Text"><text:span text:style-name="T15">).then(callback);</text:span></text:span></text:p>
            <text:p text:style-name="P24"><text:span text:style-name="Source_20_Text"><text:span text:style-name="T15">bind(</text:span></text:span><text:span text:style-name="Source_20_Text"><text:span text:style-name="T101">function</text:span></text:span><text:span text:style-name="Source_20_Text"><text:span text:style-name="T15">,context);</text:span></text:span></text:p>
            <text:p text:style-name="P24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  <text:p text:style-name="P24"><text:span text:style-name="Source_20_Text"><text:span text:style-name="T103">curry(function);</text:span></text:span></text:p>
            <text:p text:style-name="P24"><text:span text:style-name="Source_20_Text"><text:span text:style-name="T103">compose(function1[,functionN]);</text:span></text:span></text:p>
            <text:p text:style-name="P24"><text:span text:style-name="Source_20_Text"><text:span text:style-name="T103">pipe(function1[,functionN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6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office:value-type="string">
            <text:p text:style-name="P21"><text:span text:style-name="Source_20_Text"><text:span text:style-name="T15"/></text:span></text:p>
            <text:p text:style-name="P25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31"><text:span text:style-name="Source_20_Text"><text:span text:style-name="T15">b64Encode(string);</text:span></text:span></text:p>
            <text:p text:style-name="P31"><text:span text:style-name="Source_20_Text"><text:span text:style-name="T15"/></text:span></text:p>
            <text:p text:style-name="P25"><text:span text:style-name="Source_20_Text"><text:span text:style-name="T15">strA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,index[,newChar]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apitaliz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odePoints(s</text:span></text:span><text:span text:style-name="Source_20_Text"><text:span text:style-name="T111">t</text:span></text:span><text:span text:style-name="Source_20_Text"><text:span text:style-name="T112">ri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DownFirst(s</text:span></text:span><text:span text:style-name="Source_20_Text"><text:span text:style-name="T113">tri</text:span></text:span><text:span text:style-name="Source_20_Text"><text:span text:style-name="T10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FromCodePoints(i</text:span></text:span><text:span text:style-name="Source_20_Text"><text:span text:style-name="T114">terator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</text:span></text:span><text:span text:style-name="Source_20_Text"><text:span text:style-name="T115">HTML</text:span></text:span><text:span text:style-name="Source_20_Text"><text:span text:style-name="T15">RemoveTags(string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</text:span></text:span><text:span text:style-name="Source_20_Text"><text:span text:style-name="T116">Un</text:span></text:span><text:span text:style-name="Source_20_Text"><text:span text:style-name="T15">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Proper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 </text:span></text:span></text:p>
            <text:p text:style-name="P21"><text:span text:style-name="Source_20_Text"><text:span text:style-name="T118"/></text:span></text:p>
            <text:p text:style-name="P25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25"><text:span text:style-name="Source_20_Text"><text:span text:style-name="T118"/></text:span></text:p>
            <text:p text:style-name="P25"><text:span text:style-name="Source_20_Text"><text:span text:style-name="T15">strSplice(</text:span></text:span><text:span text:style-name="Source_20_Text"><text:span text:style-name="T107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19">]);</text:span></text:span></text:p>
            <text:p text:style-name="P25"><text:span text:style-name="Source_20_Text"><text:span text:style-name="T118"/></text:span></text:p>
            <text:p text:style-name="P25"><text:span text:style-name="Source_20_Text"><text:span text:style-name="T118">s</text:span></text:span><text:span text:style-name="Source_20_Text"><text:span text:style-name="T15">tr</text:span></text:span><text:span text:style-name="Source_20_Text"><text:span text:style-name="T120">T</text:span></text:span><text:span text:style-name="Source_20_Text"><text:span text:style-name="T121">itle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25"><text:span text:style-name="Source_20_Text"><text:span text:style-name="T122">strTruncate(st</text:span></text:span><text:span text:style-name="Source_20_Text"><text:span text:style-name="T112">ring</text:span></text:span><text:span text:style-name="Source_20_Text"><text:span text:style-name="T122">);</text:span></text:span></text:p>
            <text:p text:style-name="P25"><text:span text:style-name="Source_20_Text"><text:span text:style-name="T122"/></text:span></text:p>
            <text:p text:style-name="P25"><text:span text:style-name="Source_20_Text"><text:span text:style-name="T15">strUpFirs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2"><text:span text:style-name="Source_20_Text"><text:span text:style-name="T112"/></text:span></text:p>
            <text:p text:style-name="P32"><text:span text:style-name="Source_20_Text"><text:span text:style-name="T112">a</text:span></text:span><text:span text:style-name="Source_20_Text"><text:span text:style-name="T15">ssert</text:span></text:span><text:span text:style-name="Source_20_Text"><text:span text:style-name="T112">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3"><text:span text:style-name="Source_20_Text"><text:span text:style-name="T112">assertTru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/></text:span></text:p>
            <text:p text:style-name="P33"><text:span text:style-name="Source_20_Text"><text:span text:style-name="T112">assertFals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/></text:span></text:p>
            <text:p text:style-name="P35"><text:span text:style-name="Source_20_Text"><text:span text:style-name="T124">assertThrows</text:span></text:span><text:span text:style-name="Source_20_Text"><text:span text:style-name="T125">(callback[,message</text:span></text:span><text:span text:style-name="Source_20_Text"><text:span text:style-name="T123">|error</text:span></text:span><text:span text:style-name="Source_20_Text"><text:span text:style-name="T125">]);</text:span></text:span></text:p>
            <text:p text:style-name="P36"><text:span text:style-name="Source_20_Text"><text:span text:style-name="T125"/></text:span></text:p>
            <text:p text:style-name="P37"><text:span text:style-name="Source_20_Text"><text:span text:style-name="T126">assertFail(m</text:span></text:span><text:span text:style-name="Source_20_Text"><text:span text:style-name="T127">essage</text:span></text:span><text:span text:style-name="Source_20_Text"><text:span text:style-name="T128">|</text:span></text:span><text:span text:style-name="Source_20_Text"><text:span text:style-name="T129">error</text:span></text:span><text:span text:style-name="Source_20_Text"><text:span text:style-name="T126">);</text:span></text:span></text:p>
            <text:p text:style-name="P38"><text:span text:style-name="Source_20_Text"><text:span text:style-name="T112"/></text:span></text:p>
            <text:p text:style-name="P33"><text:span text:style-name="Source_20_Text"><text:span text:style-name="T112">assertEqual(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3"><text:span text:style-name="Source_20_Text"><text:span text:style-name="T112">assertNotEqual</text:span></text:span><text:span text:style-name="Source_20_Text"><text:span text:style-name="T130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8"><text:span text:style-name="Source_20_Text"><text:span text:style-name="T112"/></text:span></text:p>
            <text:p text:style-name="P33"><text:span text:style-name="Source_20_Text"><text:span text:style-name="T112">asser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3"><text:span text:style-name="Source_20_Text"><text:span text:style-name="T112">assertNo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8"><text:span text:style-name="Source_20_Text"><text:span text:style-name="T112"/></text:span></text:p>
            <text:p text:style-name="P33"><text:span text:style-name="Source_20_Text"><text:span text:style-name="T112">asser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3"><text:span text:style-name="Source_20_Text"><text:span text:style-name="T112">assertNo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8"><text:span text:style-name="Source_20_Text"><text:span text:style-name="T112"/></text:span></text:p>
            <text:p text:style-name="P33"><text:span text:style-name="Source_20_Text"><text:span text:style-name="T112">assertDeep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3"><text:span text:style-name="Source_20_Text"><text:span text:style-name="T112">assertNotDeepStrictEqual</text:span></text:span><text:span text:style-name="Source_20_Text"><text:span text:style-name="T131">(</text:span></text:span><text:span text:style-name="Source_20_Text"><text:span text:style-name="T112">value1,value2[,</text:span></text:span><text:span text:style-name="Source_20_Text"><text:span text:style-name="T123">message|error</text:span></text:span><text:span text:style-name="Source_20_Text"><text:span text:style-name="T112">]);</text:span></text:span></text:p>
            <text:p text:style-name="P39"/>
            <text:p text:style-name="P33"><text:span text:style-name="Source_20_Text"><text:span text:style-name="T112">assertType</text:span></text:span><text:span text:style-name="Source_20_Text"><text:span text:style-name="T132">Of</text:span></text:span><text:span text:style-name="Source_20_Text"><text:span text:style-name="T112">(value,type</text:span></text:span><text:span text:style-name="Source_20_Text"><text:span text:style-name="T133">[,message</text:span></text:span><text:span text:style-name="Source_20_Text"><text:span text:style-name="T123">|error</text:span></text:span><text:span text:style-name="Source_20_Text"><text:span text:style-name="T133">]</text:span></text:span><text:span text:style-name="Source_20_Text"><text:span text:style-name="T112">);</text:span></text:span></text:p>
            <text:p text:style-name="P33"><text:span text:style-name="Source_20_Text"><text:span text:style-name="T112">assert</text:span></text:span><text:span text:style-name="Source_20_Text"><text:span text:style-name="T134">Not</text:span></text:span><text:span text:style-name="Source_20_Text"><text:span text:style-name="T112">Type</text:span></text:span><text:span text:style-name="Source_20_Text"><text:span text:style-name="T132">Of</text:span></text:span><text:span text:style-name="Source_20_Text"><text:span text:style-name="T112">(</text:span></text:span><text:span text:style-name="Source_20_Text"><text:span text:style-name="T135">value,</text:span></text:span><text:span text:style-name="Source_20_Text"><text:span text:style-name="T123">type</text:span></text:span><text:span text:style-name="Source_20_Text"><text:span text:style-name="T133">[,message</text:span></text:span><text:span text:style-name="Source_20_Text"><text:span text:style-name="T123">|error</text:span></text:span><text:span text:style-name="Source_20_Text"><text:span text:style-name="T133">]</text:span></text:span><text:span text:style-name="Source_20_Text"><text:span text:style-name="T112">);</text:span></text:span></text:p>
            <text:p text:style-name="P38"><text:span text:style-name="Source_20_Text"><text:span text:style-name="T124"/></text:span></text:p>
            <text:p text:style-name="P33"><text:span text:style-name="Source_20_Text"><text:span text:style-name="T112">assert</text:span></text:span><text:span text:style-name="Source_20_Text"><text:span text:style-name="T132">InstanceOf</text:span></text:span><text:span text:style-name="Source_20_Text"><text:span text:style-name="T112">(</text:span></text:span><text:span text:style-name="Source_20_Text"><text:span text:style-name="T135">value,</text:span></text:span><text:span text:style-name="Source_20_Text"><text:span text:style-name="T132">constructor</text:span></text:span><text:span text:style-name="Source_20_Text"><text:span text:style-name="T133">[,message</text:span></text:span><text:span text:style-name="Source_20_Text"><text:span text:style-name="T123">|error</text:span></text:span><text:span text:style-name="Source_20_Text"><text:span text:style-name="T133">]</text:span></text:span><text:span text:style-name="Source_20_Text"><text:span text:style-name="T112">);</text:span></text:span></text:p>
            <text:p text:style-name="P33"><text:span text:style-name="Source_20_Text"><text:span text:style-name="T112">assert</text:span></text:span><text:span text:style-name="Source_20_Text"><text:span text:style-name="T134">Not</text:span></text:span><text:span text:style-name="Source_20_Text"><text:span text:style-name="T132">InstanceOf</text:span></text:span><text:span text:style-name="Source_20_Text"><text:span text:style-name="T112">(</text:span></text:span><text:span text:style-name="Source_20_Text"><text:span text:style-name="T135">value,</text:span></text:span><text:span text:style-name="Source_20_Text"><text:span text:style-name="T132">constructor</text:span></text:span><text:span text:style-name="Source_20_Text"><text:span text:style-name="T133">[,</text:span></text:span><text:span text:style-name="Source_20_Text"><text:span text:style-name="T123">message|error</text:span></text:span><text:span text:style-name="Source_20_Text"><text:span text:style-name="T133">]</text:span></text:span><text:span text:style-name="Source_20_Text"><text:span text:style-name="T112">);</text:span></text:span></text:p>
            <text:p text:style-name="P38"><text:span text:style-name="Source_20_Text"><text:span text:style-name="T124"/></text:span></text:p>
            <text:p text:style-name="P33"><text:span text:style-name="Source_20_Text"><text:span text:style-name="T124">assertIs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3"><text:span text:style-name="Source_20_Text"><text:span text:style-name="T124">assertIsNot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9"><text:span text:style-name="Source_20_Text"><text:span text:style-name="T124"/></text:span></text:p>
            <text:p text:style-name="P33"><text:span text:style-name="Source_20_Text"><text:span text:style-name="T124">assertMatch(s</text:span></text:span><text:span text:style-name="Source_20_Text"><text:span text:style-name="T136">tring</text:span></text:span><text:span text:style-name="Source_20_Text"><text:span text:style-name="T124">,r</text:span></text:span><text:span text:style-name="Source_20_Text"><text:span text:style-name="T136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3"><text:span text:style-name="Source_20_Text"><text:span text:style-name="T136">assertD</text:span></text:span><text:span text:style-name="Source_20_Text"><text:span text:style-name="T124">oesNotMatch(s</text:span></text:span><text:span text:style-name="Source_20_Text"><text:span text:style-name="T136">tring</text:span></text:span><text:span text:style-name="Source_20_Text"><text:span text:style-name="T124">,r</text:span></text:span><text:span text:style-name="Source_20_Text"><text:span text:style-name="T136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</table:table-cell>
          <table:table-cell table:style-name="Table5.C2" office:value-type="string">
            <text:p text:style-name="P40">sum(value1[,valueN]);</text:p>
            <text:p text:style-name="P40">avg(value1[,valueN]);</text:p>
            <text:p text:style-name="P40">product(value1[,valueN]);</text:p>
            <text:p text:style-name="P40">clamp(value,min,max);</text:p>
            <text:p text:style-name="P40"><text:span text:style-name="T137">minmax</text:span>(value,min,max);</text:p>
            <text:p text:style-name="P41"><text:span text:style-name="Source_20_Text"><text:span text:style-name="T15">inRange(value,min,max);</text:span></text:span></text:p>
            <text:p text:style-name="P41"><text:span text:style-name="Source_20_Text"><text:span text:style-name="T138">signbit(value);</text:span></text:span></text:p>
            <text:p text:style-name="P41"><text:span text:style-name="Source_20_Text"><text:span text:style-name="T138"/></text:span></text:p>
            <text:p text:style-name="P42"><text:span text:style-name="Source_20_Text"><text:span text:style-name="T15">randomInt([max]);</text:span></text:span></text:p>
            <text:p text:style-name="P42"><text:span text:style-name="Source_20_Text"><text:span text:style-name="T15">randomInt(min,max);</text:span></text:span></text:p>
            <text:p text:style-name="P42"><text:span text:style-name="Source_20_Text"><text:span text:style-name="T15">randomFloat([max]);</text:span></text:span></text:p>
            <text:p text:style-name="P42"><text:span text:style-name="Source_20_Text"><text:span text:style-name="T15">randomFloat(min,max);</text:span></text:span></text:p>
            <text:p text:style-name="P42"><text:span text:style-name="Source_20_Text"><text:span text:style-name="T138"/></text:span></text:p>
            <text:p text:style-name="P40">isEven(value);</text:p>
            <text:p text:style-name="P40">isOdd(valu<text:span text:style-name="T139">e</text:span>);</text:p>
            <text:p text:style-name="P43">isInt8(value);</text:p>
            <text:p text:style-name="P43">isInt16(value);</text:p>
            <text:p text:style-name="P43">isUInt32(value);</text:p>
            <text:p text:style-name="P43">isUInt8(value);</text:p>
            <text:p text:style-name="P43">isUInt16(value);</text:p>
            <text:p text:style-name="P43">isInt32(value);</text:p>
            <text:p text:style-name="P43">isBigInt64(value);</text:p>
            <text:p text:style-name="P44"><text:span text:style-name="T140">i</text:span><text:span text:style-name="T141">s</text:span>BigUInt64(value);</text:p>
            <text:p text:style-name="P44"><text:span text:style-name="T141">is</text:span>Float<text:span text:style-name="T142">16</text:span>(value);</text:p>
            <text:p text:style-name="P42"><text:span text:style-name="Source_20_Text"><text:span text:style-name="T138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38">);</text:span></text:span></text:p>
            <text:p text:style-name="P42"><text:span text:style-name="Source_20_Text"><text:span text:style-name="T138"/></text:span></text:p>
            <text:p text:style-name="P42"><text:span text:style-name="Source_20_Text"><text:span text:style-name="T92">toInteger(valu</text:span></text:span><text:span text:style-name="Source_20_Text"><text:span text:style-name="T93">e</text:span></text:span><text:span text:style-name="Source_20_Text"><text:span text:style-name="T92">);</text:span></text:span></text:p>
            <text:p text:style-name="P45"><text:span text:style-name="Source_20_Text"><text:span text:style-name="T143">toIntegerOrInfinity(value);</text:span></text:span></text:p>
            <text:p text:style-name="P40"><text:span text:style-name="T144">t</text:span><text:span text:style-name="T145">oInt8(value);</text:span></text:p>
            <text:p text:style-name="P44">toInt16(value);</text:p>
            <text:p text:style-name="P44">toInt32(value);</text:p>
            <text:p text:style-name="P44">toUInt8(value);</text:p>
            <text:p text:style-name="P44">toUInt<text:span text:style-name="T146">1</text:span>6(value);</text:p>
            <text:p text:style-name="P44">toUInt32(value;</text:p>
            <text:p text:style-name="P44">toBigInt64(value);</text:p>
            <text:p text:style-name="P44">toBigUInt64(value);</text:p>
            <text:p text:style-name="P44"><text:span text:style-name="T146">toFloat</text:span><text:span text:style-name="T141">16</text:span><text:span text:style-name="T146">(value);</text:span></text:p>
            <text:p text:style-name="P43"><text:span text:style-name="Source_20_Text"><text:span text:style-name="T147">toFloat32(value);</text:span></text:span></text:p>
          </table:table-cell>
        </table:table-row>
      </table:table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7"><text:span text:style-name="Source_20_Text"><text:span text:style-name="T148">Collections </text:span></text:span><text:span text:style-name="Source_20_Text"><text:span text:style-name="T149">API</text:span></text:span></text:p>
          </table:table-cell>
          <table:covered-table-cell/>
          <table:table-cell table:style-name="Table4.C1" office:value-type="string">
            <text:p text:style-name="P48">Polyfills</text:p>
          </table:table-cell>
        </table:table-row>
        <table:table-row>
          <table:table-cell table:style-name="Table4.A2" office:value-type="string">
            <text:p text:style-name="P49"><text:span text:style-name="Source_20_Text"><text:span text:style-name="T150">arrayDeepClone(array);</text:span></text:span></text:p>
            <text:p text:style-name="P49"><text:span text:style-name="Source_20_Text"><text:span text:style-name="T150">arrayMerge(target,so</text:span></text:span><text:span text:style-name="Source_20_Text"><text:span text:style-name="T151">ur</text:span></text:span><text:span text:style-name="Source_20_Text"><text:span text:style-name="T152">c</text:span></text:span><text:span text:style-name="Source_20_Text"><text:span text:style-name="T150">e</text:span></text:span><text:span text:style-name="Source_20_Text"><text:span text:style-name="T151">1</text:span></text:span><text:span text:style-name="Source_20_Text"><text:span text:style-name="T150">[,</text:span></text:span><text:span text:style-name="Source_20_Text"><text:span text:style-name="T152">s</text:span></text:span><text:span text:style-name="Source_20_Text"><text:span text:style-name="T151">ou</text:span></text:span><text:span text:style-name="Source_20_Text"><text:span text:style-name="T152">r</text:span></text:span><text:span text:style-name="Source_20_Text"><text:span text:style-name="T151">ce</text:span></text:span><text:span text:style-name="Source_20_Text"><text:span text:style-name="T150">N]);</text:span></text:span></text:p>
            <text:p text:style-name="P50"><text:span text:style-name="Source_20_Text"><text:span text:style-name="T153">arrayAdd</text:span></text:span><text:span text:style-name="Source_20_Text"><text:span text:style-name="T150">(array,value);</text:span></text:span></text:p>
            <text:p text:style-name="P50"><text:span text:style-name="Source_20_Text"><text:span text:style-name="T150">arrayClear(array); </text:span></text:span></text:p>
            <text:p text:style-name="P50"><text:span text:style-name="Source_20_Text"><text:span text:style-name="T154">arrayRemove(array,value[,all </text:span></text:span><text:span text:style-name="Source_20_Text"><text:span text:style-name="T155">= false</text:span></text:span><text:span text:style-name="Source_20_Text"><text:span text:style-name="T154">]);</text:span></text:span></text:p>
            <text:p text:style-name="P51"><text:span text:style-name="Source_20_Text"><text:span text:style-name="T154">arrayRemove</text:span></text:span><text:span text:style-name="Source_20_Text"><text:span text:style-name="T156">By</text:span></text:span><text:span text:style-name="Source_20_Text"><text:span text:style-name="T154">(array,c</text:span></text:span><text:span text:style-name="Source_20_Text"><text:span text:style-name="T156">allback</text:span></text:span><text:span text:style-name="Source_20_Text"><text:span text:style-name="T154">[,all</text:span></text:span><text:span text:style-name="Source_20_Text"><text:span text:style-name="T155">=false</text:span></text:span><text:span text:style-name="Source_20_Text"><text:span text:style-name="T154">]);</text:span></text:span></text:p>
            <text:p text:style-name="P52"><text:span text:style-name="Source_20_Text"><text:span text:style-name="T157"/></text:span></text:p>
            <text:p text:style-name="P52"><text:span text:style-name="Source_20_Text"><text:span text:style-name="T157">arrayRange([start=0[,end = </text:span></text:span><text:span text:style-name="Source_20_Text"><text:span text:style-name="T158">99</text:span></text:span><text:span text:style-name="Source_20_Text"><text:span text:style-name="T157">[,step = 1]]]);</text:span></text:span></text:p>
            <text:p text:style-name="P53"><text:span text:style-name="Source_20_Text"><text:span text:style-name="T159">iterRange([start=0[,step=1[,end=Infinity]]]);</text:span></text:span></text:p>
            <text:p text:style-name="P53"><text:span text:style-name="Source_20_Text"><text:span text:style-name="T159"/></text:span></text:p>
            <text:p text:style-name="P54"><text:span text:style-name="Source_20_Text"><text:span text:style-name="T8">arrayCycle(i</text:span></text:span><text:span text:style-name="Source_20_Text"><text:span text:style-name="T160">terator</text:span></text:span><text:span text:style-name="Source_20_Text"><text:span text:style-name="T8">[,n </text:span></text:span><text:span text:style-name="Source_20_Text"><text:span text:style-name="T161">= 100</text:span></text:span><text:span text:style-name="Source_20_Text"><text:span text:style-name="T8">]);</text:span></text:span></text:p>
            <text:p text:style-name="P53"><text:span text:style-name="Source_20_Text"><text:span text:style-name="T159">iterCycle(iter</text:span></text:span><text:span text:style-name="Source_20_Text"><text:span text:style-name="T162">ator</text:span></text:span><text:span text:style-name="Source_20_Text"><text:span text:style-name="T159">[,n </text:span></text:span><text:span text:style-name="Source_20_Text"><text:span text:style-name="T163">= Infinity</text:span></text:span><text:span text:style-name="Source_20_Text"><text:span text:style-name="T159">]);</text:span></text:span></text:p>
            <text:p text:style-name="P55"><text:span text:style-name="Source_20_Text"><text:span text:style-name="T8"/></text:span></text:p>
            <text:p text:style-name="P55"><text:span text:style-name="Source_20_Text"><text:span text:style-name="T8">arrayRepeat(value[,n </text:span></text:span><text:span text:style-name="Source_20_Text"><text:span text:style-name="T164">= 100</text:span></text:span><text:span text:style-name="Source_20_Text"><text:span text:style-name="T8">]);</text:span></text:span></text:p>
            <text:p text:style-name="P53"><text:span text:style-name="Source_20_Text"><text:span text:style-name="T8">iterRepeat(value[,n </text:span></text:span><text:span text:style-name="Source_20_Text"><text:span text:style-name="T163">= Infinity</text:span></text:span><text:span text:style-name="Source_20_Text"><text:span text:style-name="T8">]);</text:span></text:span></text:p>
            <text:p text:style-name="P56"><text:span text:style-name="Source_20_Text"><text:span text:style-name="T165"/></text:span></text:p>
            <text:p text:style-name="P56"><text:span text:style-name="Source_20_Text"><text:span text:style-name="T165">unique(iterator[,resolver]);</text:span></text:span></text:p>
            <text:p text:style-name="P56"><text:span text:style-name="Source_20_Text"><text:span text:style-name="T159">slice(i</text:span></text:span><text:span text:style-name="Source_20_Text"><text:span text:style-name="T160">terator</text:span></text:span><text:span text:style-name="Source_20_Text"><text:span text:style-name="T159">[,begin=0[,end = Infinity]]);</text:span></text:span></text:p>
            <text:p text:style-name="P54"><text:span text:style-name="Source_20_Text"><text:span text:style-name="T159">withOut(i</text:span></text:span><text:span text:style-name="Source_20_Text"><text:span text:style-name="T160">terator</text:span></text:span><text:span text:style-name="Source_20_Text"><text:span text:style-name="T159">,filter</text:span></text:span><text:span text:style-name="Source_20_Text"><text:span text:style-name="T160">Iterator</text:span></text:span><text:span text:style-name="Source_20_Text"><text:span text:style-name="T159">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reduce(i</text:span></text:span><text:span text:style-name="Source_20_Text"><text:span text:style-name="T160">terator</text:span></text:span><text:span text:style-name="Source_20_Text"><text:span text:style-name="T8">,callback[,initialvalue]);</text:span></text:span></text:p>
            <text:p text:style-name="P57"><text:span text:style-name="Source_20_Text"><text:span text:style-name="T166">count</text:span></text:span><text:span text:style-name="Source_20_Text"><text:span text:style-name="T8">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take(i</text:span></text:span><text:span text:style-name="Source_20_Text"><text:span text:style-name="T160">terator</text:span></text:span><text:span text:style-name="Source_20_Text"><text:span text:style-name="T8">[,n </text:span></text:span><text:span text:style-name="Source_20_Text"><text:span text:style-name="T167">= 1</text:span></text:span><text:span text:style-name="Source_20_Text"><text:span text:style-name="T8">]);</text:span></text:span></text:p>
            <text:p text:style-name="P57"><text:span text:style-name="Source_20_Text"><text:span text:style-name="T8">takeWhile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>takeRight(i</text:span></text:span><text:span text:style-name="Source_20_Text"><text:span text:style-name="T160">terator</text:span></text:span><text:span text:style-name="Source_20_Text"><text:span text:style-name="T8">[,n </text:span></text:span><text:span text:style-name="Source_20_Text"><text:span text:style-name="T167">= 1</text:span></text:span><text:span text:style-name="Source_20_Text"><text:span text:style-name="T8">]);</text:span></text:span></text:p>
            <text:p text:style-name="P57"><text:span text:style-name="Source_20_Text"><text:span text:style-name="T8">takeRightWhile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drop(i</text:span></text:span><text:span text:style-name="Source_20_Text"><text:span text:style-name="T160">terator</text:span></text:span><text:span text:style-name="Source_20_Text"><text:span text:style-name="T8">[,n </text:span></text:span><text:span text:style-name="Source_20_Text"><text:span text:style-name="T167">= 1</text:span></text:span><text:span text:style-name="Source_20_Text"><text:span text:style-name="T8">]);</text:span></text:span><text:span text:style-name="Source_20_Text"><text:span text:style-name="T168"> </text:span></text:span></text:p>
            <text:p text:style-name="P57"><text:span text:style-name="Source_20_Text"><text:span text:style-name="T8">dropWhile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>dropRight(i</text:span></text:span><text:span text:style-name="Source_20_Text"><text:span text:style-name="T160">terator</text:span></text:span><text:span text:style-name="Source_20_Text"><text:span text:style-name="T8">[,n </text:span></text:span><text:span text:style-name="Source_20_Text"><text:span text:style-name="T167">= 1</text:span></text:span><text:span text:style-name="Source_20_Text"><text:span text:style-name="T8">]);</text:span></text:span></text:p>
            <text:p text:style-name="P57"><text:span text:style-name="Source_20_Text"><text:span text:style-name="T8">dropRightWhile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/></text:span></text:p>
            <text:p text:style-name="P58"><text:span text:style-name="Source_20_Text"><text:span text:style-name="T8">isSuperset(superCollection,subCollection);</text:span></text:span></text:p>
            <text:p text:style-name="P57"><text:span text:style-name="Source_20_Text"><text:span text:style-name="T8">setDifference(</text:span></text:span><text:span text:style-name="Source_20_Text"><text:span text:style-name="T169">set1,set2</text:span></text:span><text:span text:style-name="Source_20_Text"><text:span text:style-name="T8">);</text:span></text:span></text:p>
            <text:p text:style-name="P58"><text:span text:style-name="Source_20_Text"><text:span text:style-name="T8">setIntersection(</text:span></text:span><text:span text:style-name="Source_20_Text"><text:span text:style-name="T169">set1,set2</text:span></text:span><text:span text:style-name="Source_20_Text"><text:span text:style-name="T8">);</text:span></text:span></text:p>
            <text:p text:style-name="P58"><text:span text:style-name="Source_20_Text"><text:span text:style-name="T8">setSymmetricDifference(</text:span></text:span><text:span text:style-name="Source_20_Text"><text:span text:style-name="T169">set1,set2</text:span></text:span><text:span text:style-name="Source_20_Text"><text:span text:style-name="T8">);</text:span></text:span></text:p>
            <text:p text:style-name="P58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4"><text:span text:style-name="Source_20_Text"><text:span text:style-name="T170">forEach</text:span></text:span><text:span text:style-name="Source_20_Text"><text:span text:style-name="T159">(i</text:span></text:span><text:span text:style-name="Source_20_Text"><text:span text:style-name="T160">terator</text:span></text:span><text:span text:style-name="Source_20_Text"><text:span text:style-name="T159">,callback);</text:span></text:span></text:p>
            <text:p text:style-name="P59"><text:span text:style-name="Source_20_Text"><text:span text:style-name="T171">map(i</text:span></text:span><text:span text:style-name="Source_20_Text"><text:span text:style-name="T172">terator</text:span></text:span><text:span text:style-name="Source_20_Text"><text:span text:style-name="T171">,callback);</text:span></text:span></text:p>
            <text:p text:style-name="P57"><text:span text:style-name="Source_20_Text"><text:span text:style-name="T159">enumerate(i</text:span></text:span><text:span text:style-name="Source_20_Text"><text:span text:style-name="T160">terator</text:span></text:span><text:span text:style-name="Source_20_Text"><text:span text:style-name="T159">[,offset = 0]);</text:span></text:span></text:p>
            <text:p text:style-name="P57"><text:span text:style-name="Source_20_Text"><text:span text:style-name="T8">size(i</text:span></text:span><text:span text:style-name="Source_20_Text"><text:span text:style-name="T160">terator</text:span></text:span><text:span text:style-name="Source_20_Text"><text:span text:style-name="T8">);</text:span></text:span></text:p>
            <text:p text:style-name="P60"><text:span text:style-name="Source_20_Text"><text:span text:style-name="T173"/></text:span></text:p>
            <text:p text:style-name="P57"><text:span text:style-name="Source_20_Text"><text:span text:style-name="T8">every(i</text:span></text:span><text:span text:style-name="Source_20_Text"><text:span text:style-name="T160">terator</text:span></text:span><text:span text:style-name="Source_20_Text"><text:span text:style-name="T8">,c</text:span></text:span><text:span text:style-name="Source_20_Text"><text:span text:style-name="T174">allback</text:span></text:span><text:span text:style-name="Source_20_Text"><text:span text:style-name="T8">);</text:span></text:span></text:p>
            <text:p text:style-name="P57"><text:span text:style-name="Source_20_Text"><text:span text:style-name="T8">some(i</text:span></text:span><text:span text:style-name="Source_20_Text"><text:span text:style-name="T160">terator</text:span></text:span><text:span text:style-name="Source_20_Text"><text:span text:style-name="T8">,c</text:span></text:span><text:span text:style-name="Source_20_Text"><text:span text:style-name="T174">allback</text:span></text:span><text:span text:style-name="Source_20_Text"><text:span text:style-name="T8">);</text:span></text:span><text:span text:style-name="Source_20_Text"><text:span text:style-name="T175"> </text:span></text:span></text:p>
            <text:p text:style-name="P57"><text:span text:style-name="Source_20_Text"><text:span text:style-name="T159">none(i</text:span></text:span><text:span text:style-name="Source_20_Text"><text:span text:style-name="T160">terator</text:span></text:span><text:span text:style-name="Source_20_Text"><text:span text:style-name="T159">,c</text:span></text:span><text:span text:style-name="Source_20_Text"><text:span text:style-name="T174">allback</text:span></text:span><text:span text:style-name="Source_20_Text"><text:span text:style-name="T159">);</text:span></text:span></text:p>
            <text:p text:style-name="P57"><text:span text:style-name="Source_20_Text"><text:span text:style-name="T159"/></text:span></text:p>
            <text:p text:style-name="P57"><text:span text:style-name="Source_20_Text"><text:span text:style-name="T8">includes(i</text:span></text:span><text:span text:style-name="Source_20_Text"><text:span text:style-name="T160">terator</text:span></text:span><text:span text:style-name="Source_20_Text"><text:span text:style-name="T8">,value);</text:span></text:span></text:p>
            <text:p text:style-name="P57"><text:span text:style-name="Source_20_Text"><text:span text:style-name="T176">contains</text:span></text:span><text:span text:style-name="Source_20_Text"><text:span text:style-name="T8">(i</text:span></text:span><text:span text:style-name="Source_20_Text"><text:span text:style-name="T160">terator</text:span></text:span><text:span text:style-name="Source_20_Text"><text:span text:style-name="T8">,value);</text:span></text:span></text:p>
            <text:p text:style-name="P57"><text:span text:style-name="Source_20_Text"><text:span text:style-name="T8">find(i</text:span></text:span><text:span text:style-name="Source_20_Text"><text:span text:style-name="T160">terator</text:span></text:span><text:span text:style-name="Source_20_Text"><text:span text:style-name="T8">,c</text:span></text:span><text:span text:style-name="Source_20_Text"><text:span text:style-name="T174">allback</text:span></text:span><text:span text:style-name="Source_20_Text"><text:span text:style-name="T8">);</text:span></text:span></text:p>
            <text:p text:style-name="P57"><text:span text:style-name="Source_20_Text"><text:span text:style-name="T8">findLast(i</text:span></text:span><text:span text:style-name="Source_20_Text"><text:span text:style-name="T160">terator</text:span></text:span><text:span text:style-name="Source_20_Text"><text:span text:style-name="T8">,callback);</text:span></text:span></text:p>
            <text:p text:style-name="P57"><text:span text:style-name="Source_20_Text"><text:span text:style-name="T8">filter(i</text:span></text:span><text:span text:style-name="Source_20_Text"><text:span text:style-name="T160">terator</text:span></text:span><text:span text:style-name="Source_20_Text"><text:span text:style-name="T8">,c</text:span></text:span><text:span text:style-name="Source_20_Text"><text:span text:style-name="T174">allback</text:span></text:span><text:span text:style-name="Source_20_Text"><text:span text:style-name="T8">);</text:span></text:span></text:p>
            <text:p text:style-name="P57"><text:span text:style-name="Source_20_Text"><text:span text:style-name="T177">reject(i</text:span></text:span><text:span text:style-name="Source_20_Text"><text:span text:style-name="T160">terator</text:span></text:span><text:span text:style-name="Source_20_Text"><text:span text:style-name="T177">,c</text:span></text:span><text:span text:style-name="Source_20_Text"><text:span text:style-name="T174">allback</text:span></text:span><text:span text:style-name="Source_20_Text"><text:span text:style-name="T177">);</text:span></text:span></text:p>
            <text:p text:style-name="P54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61"><text:span text:style-name="Source_20_Text"><text:span text:style-name="T183"/></text:span></text:p>
            <text:p text:style-name="P54"><text:span text:style-name="Source_20_Text"><text:span text:style-name="T8">zip(i</text:span></text:span><text:span text:style-name="Source_20_Text"><text:span text:style-name="T160">terator1</text:span></text:span><text:span text:style-name="Source_20_Text"><text:span text:style-name="T8">[,</text:span></text:span><text:span text:style-name="Source_20_Text"><text:span text:style-name="T160">iteratorN</text:span></text:span><text:span text:style-name="Source_20_Text"><text:span text:style-name="T8">]);</text:span></text:span></text:p>
            <text:p text:style-name="P62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62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57"><text:span text:style-name="Source_20_Text"><text:span text:style-name="T183">shuffle(i</text:span></text:span><text:span text:style-name="Source_20_Text"><text:span text:style-name="T160">terator</text:span></text:span><text:span text:style-name="Source_20_Text"><text:span text:style-name="T183">);</text:span></text:span></text:p>
            <text:p text:style-name="P57"><text:span text:style-name="Source_20_Text"><text:span text:style-name="T183"/></text:span></text:p>
            <text:p text:style-name="P63"><text:span text:style-name="Source_20_Text"><text:span text:style-name="T8">min(v</text:span></text:span><text:span text:style-name="Source_20_Text"><text:span text:style-name="T185">alue1[,valueN]</text:span></text:span><text:span text:style-name="Source_20_Text"><text:span text:style-name="T8">);</text:span></text:span></text:p>
            <text:p text:style-name="P64"><text:span text:style-name="Source_20_Text"><text:span text:style-name="T186">max(v</text:span></text:span><text:span text:style-name="Source_20_Text"><text:span text:style-name="T187">alue1[,valueN]</text:span></text:span><text:span text:style-name="Source_20_Text"><text:span text:style-name="T186">);</text:span></text:span></text:p>
            <text:p text:style-name="P57"><text:span text:style-name="Source_20_Text"><text:span text:style-name="T188">sort(i</text:span></text:span><text:span text:style-name="Source_20_Text"><text:span text:style-name="T160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57"><text:span text:style-name="Source_20_Text"><text:span text:style-name="T183">reverse(i</text:span></text:span><text:span text:style-name="Source_20_Text"><text:span text:style-name="T160">terator</text:span></text:span><text:span text:style-name="Source_20_Text"><text:span text:style-name="T183">);</text:span></text:span></text:p>
            <text:p text:style-name="P63"><text:span text:style-name="Source_20_Text"><text:span text:style-name="T8"/></text:span></text:p>
            <text:p text:style-name="P54"><text:span text:style-name="Source_20_Text"><text:span text:style-name="T8">item(i</text:span></text:span><text:span text:style-name="Source_20_Text"><text:span text:style-name="T160">terator</text:span></text:span><text:span text:style-name="Source_20_Text"><text:span text:style-name="T8">,index);</text:span></text:span></text:p>
            <text:p text:style-name="P54"><text:span text:style-name="Source_20_Text"><text:span text:style-name="T191">nth(i</text:span></text:span><text:span text:style-name="Source_20_Text"><text:span text:style-name="T160">terator</text:span></text:span><text:span text:style-name="Source_20_Text"><text:span text:style-name="T191">,index);</text:span></text:span></text:p>
            <text:p text:style-name="P57"><text:span text:style-name="Source_20_Text"><text:span text:style-name="T8">first(i</text:span></text:span><text:span text:style-name="Source_20_Text"><text:span text:style-name="T160">terator</text:span></text:span><text:span text:style-name="Source_20_Text"><text:span text:style-name="T8">);</text:span></text:span></text:p>
            <text:p text:style-name="P57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65"><text:span text:style-name="Source_20_Text"><text:span text:style-name="T150">last(i</text:span></text:span><text:span text:style-name="Source_20_Text"><text:span text:style-name="T172">terator</text:span></text:span><text:span text:style-name="Source_20_Text"><text:span text:style-name="T150">);</text:span></text:span></text:p>
            <text:p text:style-name="P66">initial(i<text:span text:style-name="Source_20_Text"><text:span text:style-name="T193">terator</text:span></text:span>);</text:p>
            <text:p text:style-name="P57"><text:span text:style-name="Source_20_Text"><text:span text:style-name="T8">tail(i</text:span></text:span><text:span text:style-name="Source_20_Text"><text:span text:style-name="T160">terator</text:span></text:span><text:span text:style-name="Source_20_Text"><text:span text:style-name="T8">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194">flat(i</text:span></text:span><text:span text:style-name="Source_20_Text"><text:span text:style-name="T160">terator</text:span></text:span><text:span text:style-name="Source_20_Text"><text:span text:style-name="T194">);</text:span></text:span></text:p>
            <text:p text:style-name="P57"><text:span text:style-name="Source_20_Text"><text:span text:style-name="T8">concat(i</text:span></text:span><text:span text:style-name="Source_20_Text"><text:span text:style-name="T160">terator1</text:span></text:span><text:span text:style-name="Source_20_Text"><text:span text:style-name="T8">[,</text:span></text:span><text:span text:style-name="Source_20_Text"><text:span text:style-name="T160">iteratorN</text:span></text:span><text:span text:style-name="Source_20_Text"><text:span text:style-name="T8">]);</text:span></text:span></text:p>
            <text:p text:style-name="P57"><text:span text:style-name="Source_20_Text"><text:span text:style-name="T159">join(i</text:span></text:span><text:span text:style-name="Source_20_Text"><text:span text:style-name="T160">terator</text:span></text:span><text:span text:style-name="Source_20_Text"><text:span text:style-name="T159">[,separator </text:span></text:span><text:span text:style-name="Source_20_Text"><text:span text:style-name="T195">= ","</text:span></text:span><text:span text:style-name="Source_20_Text"><text:span text:style-name="T159">]);</text:span></text:span></text:p>
          </table:table-cell>
          <table:table-cell table:style-name="Table4.C2" office:value-type="string">
            <text:p text:style-name="P67"><text:span text:style-name="Source_20_Text"><text:span text:style-name="T8"/></text:span></text:p>
            <text:p text:style-name="P6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0">Array.fromAsync(); </text:span></text:span></text:a></text:p>
            <text:p text:style-name="P68"><text:span text:style-name="Source_20_Text"><text:span text:style-name="T150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0">Array.prototype.toSorted()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0">Array.prototype.toSpliced()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0">Array.prototype.with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API/Crypto/randomUUID" text:style-name="Internet_20_link" text:visited-style-name="Visited_20_Internet_20_Link"><text:span text:style-name="Source_20_Text"><text:span text:style-name="T150">crypto.randomUUID();</text:span></text:span></text:a></text:p>
            <text:p text:style-name="P69"><text:span text:style-name="Source_20_Text"><text:span text:style-name="T8"/></text:span></text:p>
            <text:p text:style-name="P7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0">globalThis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0">Map.groupBy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0">Math.sumPrecise();</text:span></text:span></text:a></text:p>
            <text:p text:style-name="P71"><text:span text:style-name="Source_20_Text"><text:span text:style-name="T8"/></text:span></text:p>
            <text:p text:style-name="P6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69"><text:span text:style-name="Source_20_Text"><text:span text:style-name="T199"/></text:span></text:p>
            <text:p text:style-name="P6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0">Object</text:span></text:span><text:span text:style-name="Source_20_Text"><text:span text:style-name="T200">.</text:span></text:span><text:span text:style-name="Source_20_Text"><text:span text:style-name="T201">hasOwn();</text:span></text:span></text:a></text:p>
            <text:p text:style-name="P69"><text:span text:style-name="Source_20_Text"><text:span text:style-name="T8"/></text:span></text:p>
            <text:p text:style-name="P7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2">TypedArray.prototype.toReversed();</text:span></text:span></text:a><text:span text:style-name="T150"/></text:p>
            <text:p text:style-name="P72"><text:span text:style-name="Source_20_Text"><text:span text:style-name="T173"/></text:span></text:p>
            <text:p text:style-name="P7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2">TypedArray.prototype.toSorted();</text:span></text:span></text:a></text:p>
            <text:p text:style-name="P72"><text:span text:style-name="Source_20_Text"><text:span text:style-name="T173"/></text:span></text:p>
            <text:p text:style-name="P7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2">TypedArray.prototype.with();</text:span></text:span></text:a></text:p>
            <text:p text:style-name="P72"><text:span text:style-name="Source_20_Text"><text:span text:style-name="T173"/></text:span></text:p>
            <text:p text:style-name="P73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3">globalThis.AsyncFunction();</text:span></text:span></text:a></text:p>
            <text:p text:style-name="P73"><text:span text:style-name="Source_20_Text"><text:span text:style-name="T203"/></text:span></text:p>
            <text:p text:style-name="P73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4">global</text:span></text:span><text:span text:style-name="Source_20_Text"><text:span text:style-name="T205">this</text:span></text:span><text:span text:style-name="Source_20_Text"><text:span text:style-name="T203">.AsyncGeneratorFunction();</text:span></text:span></text:a></text:p>
            <text:p text:style-name="P74"/>
            <text:p text:style-name="P7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3">globalThis.GeneratorFunction();</text:span></text:span></text:a></text:p>
            <text:p text:style-name="P72"><text:span text:style-name="Source_20_Text"><text:span text:style-name="T8"/></text:span></text:p>
          </table:table-cell>
        </table:table-row>
      </table:table>
      <text:p text:style-name="P7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7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2"><text:span text:style-name="Source_20_Text"><text:span text:style-name="T15"/></text:span></text:p>
            <text:p text:style-name="P42"><text:span text:style-name="Source_20_Text"><text:span text:style-name="T15">getText(url,success);</text:span></text:span></text:p>
            <text:p text:style-name="P42"><text:span text:style-name="Source_20_Text"><text:span text:style-name="T15"/></text:span></text:p>
            <text:p text:style-name="P42"><text:span text:style-name="Source_20_Text"><text:span text:style-name="T15">getJson(url,success);</text:span></text:span></text:p>
            <text:p text:style-name="P42"><text:span text:style-name="Source_20_Text"><text:span text:style-name="T138"/></text:span></text:p>
            <text:p text:style-name="P42"><text:span text:style-name="Source_20_Text"><text:span text:style-name="T138">ajax(Options obje</text:span></text:span><text:span text:style-name="Source_20_Text"><text:span text:style-name="T206">ct</text:span></text:span><text:span text:style-name="Source_20_Text"><text:span text:style-name="T138">);</text:span></text:span></text:p>
            <text:p text:style-name="P42"><text:span text:style-name="Source_20_Text"><text:span text:style-name="T138"/></text:span></text:p>
          </table:table-cell>
          <table:table-cell table:style-name="Table2.B2" office:value-type="string">
            <text:p text:style-name="P42"><text:span text:style-name="Source_20_Text"><text:span text:style-name="T207"/></text:span></text:p>
            <text:p text:style-name="P42"><text:span text:style-name="Source_20_Text"><text:span text:style-name="T207">Options object properties (* = default value):</text:span></text:span><text:span text:style-name="Source_20_Text"><text:span text:style-name="T92"> </text:span></text:span></text:p>
            <text:p text:style-name="P42"><text:span text:style-name="Source_20_Text"><text:span text:style-name="T9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8"><text:span text:style-name="Source_20_Text"><text:span text:style-name="T208">Property</text:span></text:span></text:p>
                </table:table-cell>
                <table:table-cell table:style-name="Table6.B1" office:value-type="string">
                  <text:p text:style-name="P79"><text:span text:style-name="T209">V</text:span>alue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url</text:span></text:span></text:p>
                </table:table-cell>
                <table:table-cell table:style-name="Table6.B2" office:value-type="string">
                  <text:p text:style-name="P78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data</text:span></text:span></text:p>
                </table:table-cell>
                <table:table-cell table:style-name="Table6.B3" office:value-type="string">
                  <text:p text:style-name="P78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queryType</text:span></text:span></text:p>
                </table:table-cell>
                <table:table-cell table:style-name="Table6.B4" office:value-type="string">
                  <text:p text:style-name="P78"><text:span text:style-name="Source_20_Text"><text:span text:style-name="T211">*</text:span></text:span><text:span text:style-name="Source_20_Text"><text:span text:style-name="T210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type</text:span></text:span></text:p>
                </table:table-cell>
                <table:table-cell table:style-name="Table6.B5" office:value-type="string">
                  <text:p text:style-name="P78"><text:span text:style-name="Source_20_Text"><text:span text:style-name="T211">*</text:span></text:span><text:span text:style-name="Source_20_Text"><text:span text:style-name="T210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success</text:span></text:span></text:p>
                </table:table-cell>
                <table:table-cell table:style-name="Table6.B6" office:value-type="string">
                  <text:p text:style-name="P78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error</text:span></text:span></text:p>
                </table:table-cell>
                <table:table-cell table:style-name="Table6.B7" office:value-type="string">
                  <text:p text:style-name="P78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format</text:span></text:span></text:p>
                </table:table-cell>
                <table:table-cell table:style-name="Table6.B8" office:value-type="string">
                  <text:p text:style-name="P78"><text:span text:style-name="Source_20_Text"><text:span text:style-name="T211">*</text:span></text:span><text:span text:style-name="Source_20_Text"><text:span text:style-name="T210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user</text:span></text:span></text:p>
                </table:table-cell>
                <table:table-cell table:style-name="Table6.B9" office:value-type="string">
                  <text:p text:style-name="P78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78"><text:span text:style-name="Source_20_Text"><text:span text:style-name="T92">password</text:span></text:span></text:p>
                </table:table-cell>
                <table:table-cell table:style-name="Table6.B10" office:value-type="string">
                  <text:p text:style-name="P78"><text:span text:style-name="Source_20_Text"><text:span text:style-name="T210">string</text:span></text:span></text:p>
                </table:table-cell>
              </table:table-row>
            </table:table>
            <text:p text:style-name="P42"><text:span text:style-name="Source_20_Text"><text:span text:style-name="T212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0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Cookie([name]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76">h</text:span></text:span><text:span text:style-name="Source_20_Text"><text:span text:style-name="T15">asCookie(name);</text:span></text:span></text:p>
            <text:p text:style-name="P82"><text:span text:style-name="Source_20_Text"><text:span text:style-name="T15"/></text:span></text:p>
            <text:p text:style-name="P83"><text:span text:style-name="Source_20_Text"><text:span text:style-name="T15">set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2"><text:span text:style-name="Source_20_Text"><text:span text:style-name="T15">setCookie(name,value[,hours</text:span></text:span><text:span text:style-name="Source_20_Text"><text:span text:style-name="T215">=8760</text:span></text:span><text:span text:style-name="Source_20_Text"><text:span text:style-name="T15">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]);</text:span></text:span></text:p>
            <text:p text:style-name="P84"><text:span text:style-name="Source_20_Text"><text:span text:style-name="T15"/></text:span></text:p>
            <text:p text:style-name="P85"><text:span text:style-name="Source_20_Text"><text:span text:style-name="T15">remove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6"><text:span text:style-name="Source_20_Text"><text:span text:style-name="T15">removeCookie(name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86"><text:span text:style-name="Source_20_Text"><text:span text:style-name="T15"/></text:span></text:p>
            <text:p text:style-name="P81"><text:span text:style-name="Source_20_Text"><text:span text:style-name="T15">clearCookies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7"><text:span text:style-name="Source_20_Text"><text:span text:style-name="T15">clearCookies([path</text:span></text:span><text:span text:style-name="Source_20_Text"><text:span text:style-name="T215">="/"</text:span></text:span><text:span text:style-name="Source_20_Text"><text:span text:style-name="T15">[,domain[,</text:span></text:span><text:span text:style-name="Source_20_Text"><text:span text:style-name="T218">sec</text:span></text:span><text:span text:style-name="Source_20_Text"><text:span text:style-name="T15">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87"><text:span text:style-name="Source_20_Text"><text:span text:style-name="T15"/></text:span></text:p>
          </table:table-cell>
          <table:covered-table-cell/>
        </table:table-row>
      </table:table>
      <text:p text:style-name="P88"/>
      <text:p text:style-name="P88"/>
      <text:p text:style-name="P88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89"><text:span text:style-name="T219">Celestra for Node.js </text:span><text:span text:style-name="T220">and Deno</text:span><text:span text:style-name="T219">: </text:span><text:span text:style-name="T221">celestra.</text:span><text:span text:style-name="T222">node.</text:span><text:span text:style-name="T223">m</text:span><text:span text:style-name="T221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0">How to import</text:p>
          </table:table-cell>
          <table:table-cell table:style-name="Table7.B2" table:number-columns-spanned="2" office:value-type="string">
            <text:p text:style-name="P89">Removed functions in the celestra.node.<text:span text:style-name="T224">m</text:span>js</text:p>
          </table:table-cell>
          <table:covered-table-cell/>
        </table:table-row>
        <table:table-row>
          <table:table-cell table:style-name="Table7.A3" office:value-type="string">
            <text:p text:style-name="P91"/>
            <text:p text:style-name="P92">// import the defaultExport object</text:p>
            <text:p text:style-name="P93"/>
            <text:p text:style-name="P94">import defaultExport from "./celestra.<text:span text:style-name="T225">node</text:span>.<text:span text:style-name="T225">m</text:span>js";</text:p>
            <text:p text:style-name="P94">globalThis.celestra = defaultExport;</text:p>
            <text:p text:style-name="P94">globalThis.CEL = defaultExport;</text:p>
            <text:p text:style-name="P94"/>
            <text:p text:style-name="P94"/>
            <text:p text:style-name="P95">// import with default with name</text:p>
            <text:p text:style-name="P94"/>
            <text:p text:style-name="P96">import { default as celestra } from "./celestra.<text:span text:style-name="T225">node</text:span>.<text:span text:style-name="T225">m</text:span>js";</text:p>
            <text:p text:style-name="P94">globalThis.celestra = celestra;</text:p>
            <text:p text:style-name="P94">globalThis.CEL = celestra;</text:p>
            <text:p text:style-name="P94"/>
            <text:p text:style-name="P94"/>
            <text:p text:style-name="P95">// import all into a new celestra object</text:p>
            <text:p text:style-name="P94"/>
            <text:p text:style-name="P96">import * as celestra from "./celestra.<text:span text:style-name="T225">node</text:span>.<text:span text:style-name="T225">m</text:span>js";</text:p>
            <text:p text:style-name="P94">globalThis.celestra = celestra;</text:p>
            <text:p text:style-name="P94">globalThis.CEL = celestra;</text:p>
            <text:p text:style-name="P94"/>
            <text:p text:style-name="P94"/>
            <text:p text:style-name="P95">// import some functions</text:p>
            <text:p text:style-name="P94"/>
            <text:p text:style-name="P96">import { first, classof } from "./celestra.<text:span text:style-name="T225">node</text:span>.<text:span text:style-name="T225">m</text:span>js";</text:p>
            <text:p text:style-name="P94">globalThis.first = first;</text:p>
            <text:p text:style-name="P97">globalThis.classof = classof;<text:line-break/><text:line-break/><text:line-break/><text:span text:style-name="T226">// </text:span><text:span text:style-name="T227">dynamic import</text:span><text:line-break/><text:line-break/><text:span text:style-name="T228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98"><text:span text:style-name="Source_20_Text"><text:span text:style-name="T229"/></text:span></text:p>
            <text:p text:style-name="P98"><text:span text:style-name="Source_20_Text"><text:span text:style-name="T230">DOM API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qsa();</text:span></text:span></text:p>
            <text:p text:style-name="P98"><text:span text:style-name="Source_20_Text"><text:span text:style-name="T229">qs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Ready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Clear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Create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ToElement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GetCSS();</text:span></text:span></text:p>
            <text:p text:style-name="P98"><text:span text:style-name="Source_20_Text"><text:span text:style-name="T229">domSetCSS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FadeIn();</text:span></text:span></text:p>
            <text:p text:style-name="P98"><text:span text:style-name="Source_20_Text"><text:span text:style-name="T229">domFadeOut();</text:span></text:span></text:p>
            <text:p text:style-name="P98"><text:span text:style-name="Source_20_Text"><text:span text:style-name="T229">domFadeToggle();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Show();</text:span></text:span></text:p>
            <text:p text:style-name="P98"><text:span text:style-name="Source_20_Text"><text:span text:style-name="T229">domHide();</text:span></text:span></text:p>
            <text:p text:style-name="P98"><text:span text:style-name="Source_20_Text"><text:span text:style-name="T229">domToggle();</text:span></text:span></text:p>
            <text:p text:style-name="P98"><text:span text:style-name="Source_20_Text"><text:span text:style-name="T229">domIsHidden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ScrollToTop();</text:span></text:span></text:p>
            <text:p text:style-name="P98"><text:span text:style-name="Source_20_Text"><text:span text:style-name="T229">domScrollToBottom();</text:span></text:span></text:p>
            <text:p text:style-name="P98"><text:span text:style-name="Source_20_Text"><text:span text:style-name="T229">domScrollToElement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domSiblings();</text:span></text:span></text:p>
            <text:p text:style-name="P98"><text:span text:style-name="Source_20_Text"><text:span text:style-name="T229">domSiblingsPrev();</text:span></text:span></text:p>
            <text:p text:style-name="P98"><text:span text:style-name="Source_20_Text"><text:span text:style-name="T229">domSiblingsLeft();</text:span></text:span></text:p>
            <text:p text:style-name="P98"><text:span text:style-name="Source_20_Text"><text:span text:style-name="T229">domSiblingsNext();</text:span></text:span></text:p>
            <text:p text:style-name="P98"><text:span text:style-name="Source_20_Text"><text:span text:style-name="T229">domSiblingsRight();</text:span></text:span></text:p>
            <text:p text:style-name="P98"><text:span text:style-name="Source_20_Text"><text:span text:style-name="T229"/></text:span></text:p>
          </table:table-cell>
          <table:table-cell table:style-name="Table7.C3" office:value-type="string">
            <text:p text:style-name="P91"/>
            <text:p text:style-name="P98"><text:span text:style-name="Source_20_Text"><text:span text:style-name="T230">DOM API</text:span></text:span></text:p>
            <text:p text:style-name="P91"/>
            <text:p text:style-name="P99"><text:span text:style-name="Source_20_Text"><text:span text:style-name="T229">domGetCSSVar();</text:span></text:span></text:p>
            <text:p text:style-name="P99"><text:span text:style-name="Source_20_Text"><text:span text:style-name="T229">domSetCSSVar();</text:span></text:span></text:p>
            <text:p text:style-name="P91"/>
            <text:p text:style-name="P99"><text:span text:style-name="Source_20_Text"><text:span text:style-name="T229">importScript();</text:span></text:span></text:p>
            <text:p text:style-name="P99"><text:span text:style-name="Source_20_Text"><text:span text:style-name="T229">importStyle();</text:span></text:span></text:p>
            <text:p text:style-name="P91"/>
            <text:p text:style-name="P98"><text:span text:style-name="Source_20_Text"><text:span text:style-name="T229">setFullscreenOn();</text:span></text:span></text:p>
            <text:p text:style-name="P98"><text:span text:style-name="Source_20_Text"><text:span text:style-name="T229">setFullscreenOn();</text:span></text:span></text:p>
            <text:p text:style-name="P98"><text:span text:style-name="Source_20_Text"><text:span text:style-name="T229">setFullscreenOff();</text:span></text:span></text:p>
            <text:p text:style-name="P98"><text:span text:style-name="Source_20_Text"><text:span text:style-name="T229">getFullscreen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form2array(form);</text:span></text:span></text:p>
            <text:p text:style-name="P98"><text:span text:style-name="Source_20_Text"><text:span text:style-name="T229">form2string(form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getDoNotTrack();</text:span></text:span></text:p>
            <text:p text:style-name="P98"><text:span text:style-name="Source_20_Text"><text:span text:style-name="T229">getLocation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createFile();</text:span></text:span></text:p>
            <text:p text:style-name="P91"/>
            <text:p text:style-name="P98"><text:span text:style-name="Source_20_Text"><text:span text:style-name="T230">AJAX and CORS API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getText();</text:span></text:span></text:p>
            <text:p text:style-name="P98"><text:span text:style-name="Source_20_Text"><text:span text:style-name="T229">getJson();</text:span></text:span></text:p>
            <text:p text:style-name="P98"><text:span text:style-name="Source_20_Text"><text:span text:style-name="T229">ajax();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30">Cookie API</text:span></text:span></text:p>
            <text:p text:style-name="P98"><text:span text:style-name="Source_20_Text"><text:span text:style-name="T229"/></text:span></text:p>
            <text:p text:style-name="P98"><text:span text:style-name="Source_20_Text"><text:span text:style-name="T229">getCookie();</text:span></text:span></text:p>
            <text:p text:style-name="P98"><text:span text:style-name="Source_20_Text"><text:span text:style-name="T229">hasCookie();</text:span></text:span></text:p>
            <text:p text:style-name="P98"><text:span text:style-name="Source_20_Text"><text:span text:style-name="T229">setCookie();</text:span></text:span></text:p>
            <text:p text:style-name="P98"><text:span text:style-name="Source_20_Text"><text:span text:style-name="T229">removeCookie();</text:span></text:span></text:p>
            <text:p text:style-name="P98"><text:span text:style-name="Source_20_Text"><text:span text:style-name="T229">clearCookies();</text:span></text:span></text:p>
          </table:table-cell>
        </table:table-row>
      </table:table>
      <text:p text:style-name="P10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1">V3.1.0</text:p>
          </table:table-cell>
          <table:table-cell table:style-name="Table3.A2" office:value-type="string">
            <text:p text:style-name="P101">v3.8.0</text:p>
          </table:table-cell>
          <table:table-cell table:style-name="Table3.C2" office:value-type="string">
            <text:p text:style-name="P102">v5.6.0</text:p>
          </table:table-cell>
        </table:table-row>
        <table:table-row>
          <table:table-cell table:style-name="Table3.A3" table:number-rows-spanned="3" office:value-type="string">
            <text:p text:style-name="P103">Array.from();</text:p>
            <text:p text:style-name="P103">Array.of();</text:p>
            <text:p text:style-name="P103">Array.prototype.copyWithin();</text:p>
            <text:p text:style-name="P103">Array.prototype.fill();</text:p>
            <text:p text:style-name="P103">Array.prototype.find();</text:p>
            <text:p text:style-name="P103">Array.prototype.findIndex();</text:p>
            <text:p text:style-name="P103">Object.create();</text:p>
            <text:p text:style-name="P103">String.fromCodePoint();</text:p>
            <text:p text:style-name="P103">String.prototype.codePointAt();</text:p>
            <text:p text:style-name="P103">String.prototype.endsWith();</text:p>
            <text:p text:style-name="P103">String.prototype.startsWith();</text:p>
            <text:p text:style-name="P103">Math.acosh();</text:p>
            <text:p text:style-name="P103">Math.asinh();</text:p>
            <text:p text:style-name="P103">Math.atanh();</text:p>
            <text:p text:style-name="P103">Math.cbrt();</text:p>
            <text:p text:style-name="P103">Math.clz32();</text:p>
            <text:p text:style-name="P103">Math.cosh();</text:p>
            <text:p text:style-name="P103">Math.expm1();</text:p>
            <text:p text:style-name="P103">Math.fround();</text:p>
            <text:p text:style-name="P103">Math.hypot();</text:p>
            <text:p text:style-name="P103">Math.imul();</text:p>
            <text:p text:style-name="P103">Math.log1p();</text:p>
            <text:p text:style-name="P103">Math.log10();</text:p>
            <text:p text:style-name="P103">Math.log2();</text:p>
            <text:p text:style-name="P103">Math.sign();</text:p>
            <text:p text:style-name="P103">Math.sinh();</text:p>
            <text:p text:style-name="P103">Math.tanh();</text:p>
            <text:p text:style-name="P103">Math.trunc();</text:p>
            <text:p text:style-name="P103">Number.EPSILON;</text:p>
            <text:p text:style-name="P103">Number.isNaN();</text:p>
            <text:p text:style-name="P103">isNaN();</text:p>
            <text:p text:style-name="P103">Number.isInteger();</text:p>
            <text:p text:style-name="P103">Number.isFinite();</text:p>
            <text:p text:style-name="P103">Number.isSafeInteger();</text:p>
            <text:p text:style-name="P103">Number.parseInt();</text:p>
            <text:p text:style-name="P103">Number.parseFloat();</text:p>
          </table:table-cell>
          <table:table-cell table:style-name="Table3.B3" table:number-rows-spanned="3" office:value-type="string">
            <text:p text:style-name="P103"/>
            <text:p text:style-name="P104"><text:span text:style-name="Source_20_Text"><text:span text:style-name="T202">Array.prototype.values();</text:span></text:span></text:p>
            <text:p text:style-name="P104"><text:span text:style-name="Source_20_Text"><text:span text:style-name="T202">Array.prototype.includes();</text:span></text:span></text:p>
            <text:p text:style-name="P103"/>
            <text:p text:style-name="P104"><text:span text:style-name="Source_20_Text"><text:span text:style-name="T202">ChildNode.after();</text:span></text:span><text:span text:style-name="T231"><text:line-break/></text:span><text:span text:style-name="Source_20_Text"><text:span text:style-name="T202">ChildNode.before();</text:span></text:span><text:span text:style-name="T231"><text:line-break/></text:span><text:span text:style-name="Source_20_Text"><text:span text:style-name="T202">ChildNode.remove();</text:span></text:span><text:span text:style-name="T231"><text:line-break/></text:span><text:span text:style-name="Source_20_Text"><text:span text:style-name="T202">ChildNode.replaceWith();</text:span></text:span></text:p>
            <text:p text:style-name="P103"/>
            <text:p text:style-name="P104"><text:span text:style-name="Source_20_Text"><text:span text:style-name="T202">Element.prototype.closest();<text:line-break/>Element.prototype.getAttributeNames();</text:span></text:span></text:p>
            <text:p text:style-name="P104"><text:span text:style-name="Source_20_Text"><text:span text:style-name="T202">Element.prototype.matches();</text:span></text:span></text:p>
            <text:p text:style-name="P104"><text:span text:style-name="Source_20_Text"><text:span text:style-name="T202">Element.prototype.toggleAttribute();</text:span></text:span></text:p>
            <text:p text:style-name="P103"/>
            <text:p text:style-name="P104"><text:span text:style-name="Source_20_Text"><text:span text:style-name="T202">ParentNode.append();</text:span></text:span></text:p>
            <text:p text:style-name="P104"><text:span text:style-name="Source_20_Text"><text:span text:style-name="T173"/></text:span></text:p>
            <text:p text:style-name="P104"><text:span text:style-name="Source_20_Text"><text:span text:style-name="T202">ParentNode.prepend();</text:span></text:span><text:span text:style-name="T231"><text:line-break/><text:line-break/></text:span><text:span text:style-name="Source_20_Text"><text:span text:style-name="T202">String.prototype[Symbol.iterator]();</text:span></text:span></text:p>
            <text:p text:style-name="P104"><text:span text:style-name="Source_20_Text"><text:span text:style-name="T202">String.prototype.includes();</text:span></text:span></text:p>
            <text:p text:style-name="P104"><text:span text:style-name="Source_20_Text"><text:span text:style-name="T202">String.prototype.repeat();</text:span></text:span><text:span text:style-name="T231"><text:line-break/></text:span></text:p>
            <text:p text:style-name="P104"><text:span text:style-name="Source_20_Text"><text:span text:style-name="T202">NodeList.prototype.forEach();</text:span></text:span><text:span text:style-name="T231"><text:line-break/></text:span></text:p>
            <text:p text:style-name="P104"><text:span text:style-name="Source_20_Text"><text:span text:style-name="T202">Object.assign();</text:span></text:span></text:p>
            <text:p text:style-name="P104"><text:span text:style-name="Source_20_Text"><text:span text:style-name="T202">Object.entries();</text:span></text:span><text:span text:style-name="T231"><text:line-break/></text:span></text:p>
            <text:p text:style-name="P104"><text:span text:style-name="Source_20_Text"><text:span text:style-name="T202">Object.getOwnPropertyDescriptors();</text:span></text:span><text:span text:style-name="T231"><text:line-break/></text:span><text:span text:style-name="Source_20_Text"><text:span text:style-name="T202">Object.values();</text:span></text:span><text:span text:style-name="T231"><text:line-break/></text:span></text:p>
            <text:p text:style-name="P104"><text:span text:style-name="Source_20_Text"><text:span text:style-name="T202">RegExp.prototype.flags;</text:span></text:span><text:span text:style-name="T231"><text:line-break/></text:span></text:p>
            <text:p text:style-name="P104"><text:span text:style-name="Source_20_Text"><text:span text:style-name="T232">window</text:span></text:span><text:span text:style-name="Source_20_Text"><text:span text:style-name="T202">.screenLeft;</text:span></text:span><text:span text:style-name="T231"><text:line-break/></text:span><text:span text:style-name="Source_20_Text"><text:span text:style-name="T232">window</text:span></text:span><text:span text:style-name="Source_20_Text"><text:span text:style-name="T202">.screenTop;</text:span></text:span></text:p>
          </table:table-cell>
          <table:table-cell table:style-name="Table3.C3" office:value-type="string">
            <text:p text:style-name="P103">Array.prototype.at();</text:p>
            <text:p text:style-name="P103"/>
            <text:p text:style-name="P103">Array.prototype.findLast();</text:p>
            <text:p text:style-name="P103">Array.prototype.findLastIndex();</text:p>
            <text:p text:style-name="P103"/>
            <text:p text:style-name="P103">Array.prototype.flat();</text:p>
            <text:p text:style-name="P103">Array.prototype.flatMap();</text:p>
            <text:p text:style-name="P103"/>
            <text:p text:style-name="P103">Number.MIN_SAFE_INTEGER;</text:p>
            <text:p text:style-name="P103">Number.MAX_SAFE_INTEGER;</text:p>
            <text:p text:style-name="P103"/>
            <text:p text:style-name="P103">Object.fromEntries();</text:p>
            <text:p text:style-name="P103">Object.is();</text:p>
            <text:p text:style-name="P103"/>
            <text:p text:style-name="P103">String.prototype.at();</text:p>
            <text:p text:style-name="P103"/>
            <text:p text:style-name="P103">String.prototype.matchAll();</text:p>
            <text:p text:style-name="P103"/>
            <text:p text:style-name="P103">String.prototype.padStart();</text:p>
            <text:p text:style-name="P103">String.prototype.padEnd();</text:p>
            <text:p text:style-name="P103"/>
            <text:p text:style-name="P103">String.prototype.replaceAll();</text:p>
            <text:p text:style-name="P103"/>
            <text:p text:style-name="P103">String.prototype.trimStart();</text:p>
            <text:p text:style-name="P103">String.prototype.trimLeft();</text:p>
            <text:p text:style-name="P103"/>
            <text:p text:style-name="P103">String.prototype.trimEnd();</text:p>
            <text:p text:style-name="P103">String.prototype.trimRight();</text:p>
            <text:p text:style-name="P103"/>
            <text:p text:style-name="P103">Typedarray.prototype.at();</text:p>
            <text:p text:style-name="P103"/>
            <text:p text:style-name="P103">TypedArray.prototype.findLast();</text:p>
            <text:p text:style-name="P103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2">v5.<text:span text:style-name="T233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3">BigInt.prototype.toJSON();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9T11:42:26.100080400</dc:date>
    <meta:print-date>2025-08-18T13:22:59.120070100</meta:print-date>
    <meta:editing-cycles>1037</meta:editing-cycles>
    <meta:editing-duration>P1DT6H11M19S</meta:editing-duration>
    <meta:printed-by>PDF files</meta:printed-by>
    <meta:document-statistic meta:table-count="7" meta:image-count="0" meta:object-count="0" meta:page-count="6" meta:paragraph-count="450" meta:word-count="651" meta:character-count="11044" meta:non-whitespace-character-count="10816"/>
    <meta:template xlink:type="simple" xlink:actuate="onRequest" xlink:title="" xlink:href="Normal.dotm"/>
  </office:meta>
</office:document-meta>
</file>